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45cm" fo:min-width="7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.8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0.5cm" svg:y="0.5cm">
          <draw:text-box>
            <text:p>a</text:p>
          </draw:text-box>
        </draw:frame>
        <draw:frame draw:style-name="gr2" draw:text-style-name="P2" draw:layer="layout" svg:width="0.853cm" svg:height="0.962cm" svg:x="0.501cm" svg:y="1.8cm">
          <draw:text-box>
            <text:p>b</text:p>
          </draw:text-box>
        </draw:frame>
        <draw:frame draw:style-name="gr3" draw:text-style-name="P2" draw:layer="layout" svg:width="3.699cm" svg:height="0.962cm" svg:x="4.102cm" svg:y="1.1cm">
          <draw:text-box>
            <text:p>[1, 2, 3]</text:p>
          </draw:text-box>
        </draw:frame>
        <draw:line draw:style-name="gr4" draw:text-style-name="P3" draw:layer="layout" svg:x1="1.721cm" svg:y1="2.326cm" svg:x2="4.078cm" svg:y2="1.874cm">
          <text:p/>
        </draw:line>
        <draw:line draw:style-name="gr4" draw:text-style-name="P3" draw:layer="layout" svg:x1="1.721cm" svg:y1="1.143cm" svg:x2="4.078cm" svg:y2="1.5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.2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1:47:17.366922313</meta:creation-date>
    <dc:date>2020-11-12T21:23:02.444540380</dc:date>
    <meta:editing-duration>PT2H27M27S</meta:editing-duration>
    <meta:editing-cycles>4</meta:editing-cycles>
    <meta:generator>LibreOffice/6.4.6.2$Linux_X86_64 LibreOffice_project/40$Build-2</meta:generator>
    <meta:document-statistic meta:object-count="6"/>
  </office:meta>
</office:document-meta>
</file>